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aed4" officeooo:paragraph-rsid="000baed4"/>
    </style:style>
    <style:style style:name="P2" style:family="paragraph" style:parent-style-name="Standard">
      <style:text-properties officeooo:rsid="000c9356" officeooo:paragraph-rsid="000c9356"/>
    </style:style>
    <style:style style:name="P3" style:family="paragraph" style:parent-style-name="Standard">
      <style:text-properties officeooo:rsid="000c9356" officeooo:paragraph-rsid="000efb0d"/>
    </style:style>
    <style:style style:name="P4" style:family="paragraph" style:parent-style-name="Standard">
      <style:text-properties officeooo:rsid="000efb0d" officeooo:paragraph-rsid="000efb0d"/>
    </style:style>
    <style:style style:name="P5" style:family="paragraph" style:parent-style-name="Standard">
      <style:text-properties officeooo:rsid="001003fa" officeooo:paragraph-rsid="001003f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 8<text:span text:style-name="T1">th</text:span></text:p>
      <text:p text:style-name="P1"><text:span text:style-name="T2">Database System Notes</text:span></text:p>
      <text:p text:style-name="P1"><text:span text:style-name="T2"/></text:p>
      <text:p text:style-name="P1"><text:span text:style-name="T2">Chap 15</text:span></text:p>
      <text:p text:style-name="P1"><text:span text:style-name="T2">Functional Dependencies</text:span></text:p>
      <text:p text:style-name="P1"><text:span text:style-name="T2"/></text:p>
      <text:p text:style-name="P1"><text:span text:style-name="T2">Normalization: using FD models to resolve unsatisfactory elations</text:span></text:p>
      <text:p text:style-name="P1"><text:span text:style-name="T2"/></text:p>
      <text:p text:style-name="P1"><text:span text:style-name="T2">+Solutions:</text:span></text:p>
      <text:p text:style-name="P1"><text:span text:style-name="T2">- avoid anomalies</text:span></text:p>
      <text:p text:style-name="P1"><text:span text:style-name="T2">- minimize duplications</text:span></text:p>
      <text:p text:style-name="P1"><text:span text:style-name="T2">- higher data integrity</text:span></text:p>
      <text:p text:style-name="P1"><text:span text:style-name="T2">- usability</text:span></text:p>
      <text:p text:style-name="P1"><text:span text:style-name="T2"/></text:p>
      <text:p text:style-name="P1"><text:span text:style-name="T2"/></text:p>
      <text:p text:style-name="P1"><text:span text:style-name="T2">Good Relational Design</text:span></text:p>
      <text:p text:style-name="P1"><text:span text:style-name="T2"><text:s/><text:tab/>Logical <text:s text:c="4"/>– makes sense to the users</text:span></text:p>
      <text:p text:style-name="P1"><text:span text:style-name="T2"><text:tab/>Semantics – understand what a tuple is</text:span></text:p>
      <text:p text:style-name="P1"><text:span text:style-name="T2"><text:tab/><text:tab/> <text:s text:c="5"/>- object with attributes that make sense</text:span></text:p>
      <text:p text:style-name="P1"><text:span text:style-name="T2"><text:tab/>Storage – Reduce Redundant values</text:span></text:p>
      <text:p text:style-name="P1"><text:span text:style-name="T2"><text:tab/><text:tab/> <text:s/>- Reduce NULL spaces</text:span></text:p>
      <text:p text:style-name="P1"><text:span text:style-name="T2"><text:s text:c="26"/>-disallow serious tuples</text:span></text:p>
      <text:p text:style-name="P1"><text:span text:style-name="T2"/></text:p>
      <text:p text:style-name="P1"><text:span text:style-name="T2"/></text:p>
      <text:p text:style-name="P2"><text:span text:style-name="T2">Functional Dependency Models</text:span></text:p>
      <text:p text:style-name="P2"><text:span text:style-name="T2">- a constraint between two attributes</text:span></text:p>
      <text:p text:style-name="P2"><text:span text:style-name="T2">- define with key values</text:span></text:p>
      <text:p text:style-name="P2"><text:span text:style-name="T2">- discourse the key, if you don't know</text:span></text:p>
      <text:p text:style-name="P2"><text:span text:style-name="T2">- attribute presentation/depends on key</text:span></text:p>
      <text:p text:style-name="P4"><text:span text:style-name="T2">X → Y</text:span></text:p>
      <text:p text:style-name="P2"><text:span text:style-name="T2"/></text:p>
      <text:p text:style-name="P2"><text:span text:style-name="T2">Note: these are what Function Dependencies look like.</text:span></text:p>
      <text:p text:style-name="P2"><text:span text:style-name="T2">WserialNo → (Nodel, Size)</text:span></text:p>
      <text:p text:style-name="P2"><text:span text:style-name="T2">SSN → (SName)</text:span></text:p>
      <text:p text:style-name="P2"><text:span text:style-name="T2">Sname → (Saddr)</text:span></text:p>
      <text:p text:style-name="P3"><text:span text:style-name="T2"/></text:p>
      <text:p text:style-name="P3"><text:span text:style-name="T2">SUSPECT AND WEAPONS</text:span></text:p>
      <text:p text:style-name="P3"><text:span text:style-name="T2">SSN | Sname| Model |Size | <text:s/>SAddr <text:s/>| Wcategory | WserialNo</text:span></text:p>
      <text:p text:style-name="P3"><text:span text:style-name="T2"><text:s text:c="4"/>| <text:s text:c="7"/>^| <text:s text:c="12"/>^ |←^|← <text:s/>←← <text:s/>←← <text:s/>← <text:s text:c="2"/>← <text:s/>← | FD1</text:span></text:p>
      <text:p text:style-name="P3"><text:span text:style-name="T2"><text:s text:c="4"/>| → →| FD2 <text:s text:c="24"/>^|</text:span></text:p>
      <text:p text:style-name="P3"><text:span text:style-name="T2"><text:tab/> <text:s text:c="2"/>|→ → → → → → → | FD3</text:span></text:p>
      <text:p text:style-name="P2"><text:span text:style-name="T2"/></text:p>
      <text:p text:style-name="P2"><text:span text:style-name="T2">-Start with Schema Construct</text:span></text:p>
      <text:p text:style-name="P2"><text:span text:style-name="T2">Add FD Arrows to denote FD in level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<text:span text:style-name="T2">KNOW:</text:span></text:p>
      <text:p text:style-name="P5"><text:span text:style-name="T2">a closure set for final <text:s text:c="2"/>F = {{SSN, Wserial} → {{Model, Szie, Wcategory},{SName, SAddr}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5:39:52.449297353</meta:creation-date>
    <dc:date>2014-04-08T16:13:17.904647688</dc:date>
    <meta:editing-duration>PT27M43S</meta:editing-duration>
    <meta:editing-cycles>4</meta:editing-cycles>
    <meta:generator>LibreOffice/4.1.0.4$Linux_X86_64 LibreOffice_project/410m0$Build-4</meta:generator>
    <meta:document-statistic meta:table-count="0" meta:image-count="0" meta:object-count="0" meta:page-count="1" meta:paragraph-count="36" meta:word-count="177" meta:character-count="1104" meta:non-whitespace-character-count="849"/>
  </office:meta>
</office:document-meta>
</file>